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georgia" svg:font-family="georgia, palatin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d107d" officeooo:paragraph-rsid="000d107d" style:font-size-asian="12pt" style:font-size-complex="12pt"/>
    </style:style>
    <style:style style:name="T1" style:family="text">
      <style:text-properties fo:font-variant="normal" fo:text-transform="none" fo:color="#111111" style:font-name="Liberation Serif" fo:font-size="12pt" fo:letter-spacing="normal" fo:font-style="italic" fo:font-weight="normal" style:font-size-asian="12pt" style:font-size-complex="12pt" loext:padding="0in" loext:border="none"/>
    </style:style>
    <style:style style:name="T2" style:family="text">
      <style:text-properties fo:font-variant="normal" fo:text-transform="none" fo:color="#111111" style:font-name="Liberation Serif" fo:font-size="12pt" fo:letter-spacing="normal" fo:font-style="normal" fo:font-weight="normal" style:font-size-asian="12pt" style:font-size-complex="12pt"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ssignment:</text:p>
      <text:p text:style-name="P1"/>
      <text:p text:style-name="P1">Centrality measures can be used to predict (positive or negative) outcomes for a node.</text:p>
      <text:p text:style-name="P1"/>
      <text:p text:style-name="P1">Your task in this week’s assignment is to identify an interesting set of network data that is available on the web (either through web scraping or web APIs) that could be used for analyzing and comparing centrality measures across nodes.  As an additional constraint, there should be at least one categorical variable available for each node (such as “Male” or “Female”; “Republican”, “Democrat,” or “Undecided”, etc.)</text:p>
      <text:p text:style-name="P1"/>
      <text:p text:style-name="P1">In addition to identifying your data source, you should create a high level plan that describes how you would load the data for analysis, and describe a hypothetical outcome that could be predicted from comparing degree centrality across categorical groups. </text:p>
      <text:p text:style-name="P1"/>
      <text:p text:style-name="Standard"><text:span text:style-name="T2">For this week’s assignment, you are </text:span><text:span text:style-name="Emphasis"><text:span text:style-name="T1">not required</text:span></text:span><text:span text:style-name="T2"> to actually load or analyze the data.  Please see also Project 1 below.</text:span></text:p>
      <text:p text:style-name="P1"/>
      <text:p text:style-name="P1">You may work in a small group on the assignment.   You should post your document to GitHub by end of day on Monday 6/19.</text:p>
      <text:p text:style-name="P1"/>
      <text:p text:style-name="P2">Response:</text:p>
      <text:p text:style-name="P2"/>
      <text:p text:style-name="P2">When I have trouble with programming code, I go to stack overflow. <text:s/>This is a website where users can ask many questions pertaining to scientific topics and “tag” them to indicate the specifics of the situation. <text:s/>For example, a person would tag a question with the word “python” if they were experiencing an error using the python programming language. <text:s/>After starting this class, I wonder what type of network exists between the users of this site. <text:s/>Are there a few all knowing people who answer most of the questions when they are posted or is it more spread out? <text:s/>Additionally, is there a lot of cross over between certain tagged posts (i.e. programming languages in this case)? <text:s/>By making use of the Stack API, and the python wrapper “stackapi”, we can get a large data set which will allow us to determine the following: the user who asked a question, the user who answered the question, and what tags were used to identify the question (e.g. python, c++, etc).</text:p>
      <text:p text:style-name="P2"/>
      <text:p text:style-name="P2"><text:s/>Using the data, we will be able to determine users:</text:p>
      <text:p text:style-name="P2"/>
      <text:p text:style-name="P2">1. <text:s/>with a high degree centrality, which would indicate they contact a large amount of peo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georgia" svg:font-family="georgia, palatin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12:32:40.198131617</meta:creation-date>
    <dc:date>2017-06-17T12:44:29.293559841</dc:date>
    <meta:editing-duration>PT1M39S</meta:editing-duration>
    <meta:editing-cycles>1</meta:editing-cycles>
    <meta:document-statistic meta:table-count="0" meta:image-count="0" meta:object-count="0" meta:page-count="1" meta:paragraph-count="10" meta:word-count="362" meta:character-count="2133" meta:non-whitespace-character-count="1768"/>
    <meta:generator>LibreOffice/5.1.6.2$Linux_X86_64 LibreOffice_project/10m0$Build-2</meta:generator>
  </office:meta>
</office:document-meta>
</file>